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rtyCast</text:span></text:p>
      <text:p text:style-name="P1"><text:span text:style-name="T1">PartyCast è un gioco multigiocatore da 2 a 4 giocatori che utilizza la tecnologia Google Cast.</text:span></text:p>
      <text:p text:style-name="P1"><text:span text:style-name="T1">Gli utenti, una volta installata l'app, possono connettersi e giocare tra loro tramite l'uso di una TV e un dispositivo Google Cast (come un ChromeCast). </text:span></text:p>
      <text:p text:style-name="P1"><text:span text:style-name="T1">Lo scopo del gioco è quello di vincere una serie di sfide (detti minigiochi) affrontate tra utenti. Sono presenti sfide di ogni tipo: dall’usare il touch screen del telefono, al soffiare, allo scuotere o ruotare il dispositivo.</text:span></text:p>
      <text:p text:style-name="P1"><text:span text:style-name="T1">L'utente vincitore otterrà il punteggio più alto, per arrivare poi al primo posto nella classifica. </text:span></text:p>
      <text:p text:style-name="P1"><text:span text:style-name="T1">Lo scopo del progetto è quello di realizzare un gioco intuitivo, divertente e soprattutto facile da usare: basta un dispositivo Cast e un telefono Android per giocatore. In poco tempo è dunque possibile iniziare a giocare e a divertirsi con un qualunque gruppo di amici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